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4pt"/>
    </style:style>
    <style:style style:name="co2" style:family="table-column">
      <style:table-column-properties fo:break-before="auto" style:column-width="122.26pt"/>
    </style:style>
    <style:style style:name="co3" style:family="table-column">
      <style:table-column-properties fo:break-before="auto" style:column-width="393.7pt"/>
    </style:style>
    <style:style style:name="co4" style:family="table-column">
      <style:table-column-properties fo:break-before="auto" style:column-width="238.1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KOD</text:p>
          </table:table-cell>
          <table:table-cell table:style-name="ce1" office:value-type="string" calcext:value-type="string">
            <text:p>OP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SYMBOL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<text:s/>'A-Z' | 'a-z'</text:p>
          </table:table-cell>
          <table:table-cell table:number-columns-repeated="102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igit</text:p>
          </table:table-cell>
          <table:table-cell table:style-name="ce3" office:value-type="string" calcext:value-type="string">
            <text:p><text:s/>'0' | '1' | '2' | '3' | '4' | '5'| '6' | '7' | '8' | '9' 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ex_digit</text:p>
          </table:table-cell>
          <table:table-cell table:style-name="ce3" office:value-type="string" calcext:value-type="string">
            <text:p><text:s/>'0' | '1' | '2' | '3' | '4' | '5'| '6' | '7' | '8' | '9' | 'a' | 'b' | 'c' | 'd' | 'e' | 'f' | 'A' | 'B' | 'C' | 'D' | 'E' | 'F' 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d_op</text:p>
          </table:table-cell>
          <table:table-cell table:style-name="ce3" office:value-type="string" calcext:value-type="string">
            <text:p><text:s/>'+'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ub_op</text:p>
          </table:table-cell>
          <table:table-cell table:style-name="ce3" office:value-type="string" calcext:value-type="string">
            <text:p><text:s/>'-'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ult_op</text:p>
          </table:table-cell>
          <table:table-cell table:style-name="ce3" office:value-type="string" calcext:value-type="string">
            <text:p><text:s/>'*'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ivide_op</text:p>
          </table:table-cell>
          <table:table-cell table:style-name="ce3" office:value-type="string" calcext:value-type="string">
            <text:p><text:s/>'/'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qual</text:p>
          </table:table-cell>
          <table:table-cell table:style-name="ce3" office:value-type="string" calcext:value-type="string">
            <text:p><text:s/>'='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ss</text:p>
          </table:table-cell>
          <table:table-cell table:style-name="ce3" office:value-type="string" calcext:value-type="string">
            <text:p><text:s/>'&lt;'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greater</text:p>
          </table:table-cell>
          <table:table-cell table:style-name="ce3" office:value-type="string" calcext:value-type="string">
            <text:p><text:s/>'&gt;'</text:p>
          </table:table-cell>
          <table:table-cell table:number-columns-repeated="1021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eft_square_bracket</text:p>
          </table:table-cell>
          <table:table-cell table:style-name="ce3" office:value-type="string" calcext:value-type="string">
            <text:p><text:s/>'['</text:p>
          </table:table-cell>
          <table:table-cell table:number-columns-repeated="102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ight_square_bracket</text:p>
          </table:table-cell>
          <table:table-cell table:style-name="ce3" office:value-type="string" calcext:value-type="string">
            <text:p><text:s/>']'</text:p>
          </table:table-cell>
          <table:table-cell table:number-columns-repeated="102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dot</text:p>
          </table:table-cell>
          <table:table-cell table:style-name="ce3" office:value-type="string" calcext:value-type="string">
            <text:p><text:s/>'.'</text:p>
          </table:table-cell>
          <table:table-cell table:number-columns-repeated="102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omma</text:p>
          </table:table-cell>
          <table:table-cell table:style-name="ce3" office:value-type="string" calcext:value-type="string">
            <text:p><text:s/>','</text:p>
          </table:table-cell>
          <table:table-cell table:number-columns-repeated="102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eft_bracket</text:p>
          </table:table-cell>
          <table:table-cell table:style-name="ce3" office:value-type="string" calcext:value-type="string">
            <text:p><text:s/>'('</text:p>
          </table:table-cell>
          <table:table-cell table:number-columns-repeated="102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ight_bracket</text:p>
          </table:table-cell>
          <table:table-cell table:style-name="ce3" office:value-type="string" calcext:value-type="string">
            <text:p><text:s/>')'</text:p>
          </table:table-cell>
          <table:table-cell table:number-columns-repeated="1021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colon</text:p>
          </table:table-cell>
          <table:table-cell table:style-name="ce3" office:value-type="string" calcext:value-type="string">
            <text:p><text:s/>':'</text:p>
          </table:table-cell>
          <table:table-cell table:number-columns-repeated="102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dash</text:p>
          </table:table-cell>
          <table:table-cell table:style-name="ce3" office:value-type="string" calcext:value-type="string">
            <text:p><text:s/>'^'</text:p>
          </table:table-cell>
          <table:table-cell table:number-columns-repeated="102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at</text:p>
          </table:table-cell>
          <table:table-cell table:style-name="ce3" office:value-type="string" calcext:value-type="string">
            <text:p><text:s/>'@'</text:p>
          </table:table-cell>
          <table:table-cell table:number-columns-repeated="1021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left_curly_bracket</text:p>
          </table:table-cell>
          <table:table-cell table:style-name="ce3" office:value-type="string" calcext:value-type="string">
            <text:p><text:s/>'{'</text:p>
          </table:table-cell>
          <table:table-cell table:number-columns-repeated="102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right_curly_bracket</text:p>
          </table:table-cell>
          <table:table-cell table:style-name="ce3" office:value-type="string" calcext:value-type="string">
            <text:p><text:s/>'}'</text:p>
          </table:table-cell>
          <table:table-cell table:number-columns-repeated="1021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dollar</text:p>
          </table:table-cell>
          <table:table-cell table:style-name="ce3" office:value-type="string" calcext:value-type="string">
            <text:p><text:s/>'$'</text:p>
          </table:table-cell>
          <table:table-cell table:number-columns-repeated="1021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hash</text:p>
          </table:table-cell>
          <table:table-cell table:style-name="ce3" office:value-type="string" calcext:value-type="string">
            <text:p><text:s/>'#'</text:p>
          </table:table-cell>
          <table:table-cell table:number-columns-repeated="1021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<text:s/>'&amp;'</text:p>
          </table:table-cell>
          <table:table-cell table:number-columns-repeated="102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<text:s/>'%'</text:p>
          </table:table-cell>
          <table:table-cell table:number-columns-repeated="102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hift_left</text:p>
          </table:table-cell>
          <table:table-cell table:style-name="ce3" office:value-type="string" calcext:value-type="string">
            <text:p><text:s/>'&lt;&lt;'</text:p>
          </table:table-cell>
          <table:table-cell table:number-columns-repeated="102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shift_right</text:p>
          </table:table-cell>
          <table:table-cell table:style-name="ce3" office:value-type="string" calcext:value-type="string">
            <text:p><text:s/>'&gt;&gt;'</text:p>
          </table:table-cell>
          <table:table-cell table:number-columns-repeated="102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ouble_star</text:p>
          </table:table-cell>
          <table:table-cell table:style-name="ce3" office:value-type="string" calcext:value-type="string">
            <text:p><text:s/>'**'</text:p>
          </table:table-cell>
          <table:table-cell table:number-columns-repeated="1021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<text:s/>'&lt;&gt;'</text:p>
          </table:table-cell>
          <table:table-cell table:number-columns-repeated="1021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semicolon</text:p>
          </table:table-cell>
          <table:table-cell table:style-name="ce3" office:value-type="string" calcext:value-type="string">
            <text:p><text:s/>';'</text:p>
          </table:table-cell>
          <table:table-cell table:number-columns-repeated="1021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less_or_equal</text:p>
          </table:table-cell>
          <table:table-cell table:style-name="ce3" office:value-type="string" calcext:value-type="string">
            <text:p><text:s/>'&lt;='</text:p>
          </table:table-cell>
          <table:table-cell table:number-columns-repeated="102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greater_or_equal</text:p>
          </table:table-cell>
          <table:table-cell table:style-name="ce3" office:value-type="string" calcext:value-type="string">
            <text:p><text:s/>'&gt;='</text:p>
          </table:table-cell>
          <table:table-cell table:number-columns-repeated="1021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string" calcext:value-type="string">
            <text:p>assign</text:p>
          </table:table-cell>
          <table:table-cell table:style-name="ce3" office:value-type="string" calcext:value-type="string">
            <text:p><text:s/>':='</text:p>
          </table:table-cell>
          <table:table-cell table:number-columns-repeated="102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increment</text:p>
          </table:table-cell>
          <table:table-cell table:style-name="ce3" office:value-type="string" calcext:value-type="string">
            <text:p><text:s/>'+='</text:p>
          </table:table-cell>
          <table:table-cell table:number-columns-repeated="1021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crement</text:p>
          </table:table-cell>
          <table:table-cell table:style-name="ce3" office:value-type="string" calcext:value-type="string">
            <text:p><text:s/>'-='</text:p>
          </table:table-cell>
          <table:table-cell table:number-columns-repeated="1021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multiment</text:p>
          </table:table-cell>
          <table:table-cell table:style-name="ce3" office:value-type="string" calcext:value-type="string">
            <text:p><text:s/>'*='</text:p>
          </table:table-cell>
          <table:table-cell table:number-columns-repeated="1021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dividement</text:p>
          </table:table-cell>
          <table:table-cell table:style-name="ce3" office:value-type="string" calcext:value-type="string">
            <text:p><text:s/>'/='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COMMENT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com_left_old</text:p>
          </table:table-cell>
          <table:table-cell table:style-name="ce3" office:value-type="string" calcext:value-type="string">
            <text:p><text:s/>'(*'</text:p>
          </table:table-cell>
          <table:table-cell table:number-columns-repeated="102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com_right_old</text:p>
          </table:table-cell>
          <table:table-cell table:style-name="ce3" office:value-type="string" calcext:value-type="string">
            <text:p><text:s/>'*)'</text:p>
          </table:table-cell>
          <table:table-cell table:number-columns-repeated="102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com_left_pascal</text:p>
          </table:table-cell>
          <table:table-cell table:style-name="ce3" office:value-type="string" calcext:value-type="string">
            <text:p><text:s/>'(.'</text:p>
          </table:table-cell>
          <table:table-cell table:number-columns-repeated="102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com_right_pascal</text:p>
          </table:table-cell>
          <table:table-cell table:style-name="ce3" office:value-type="string" calcext:value-type="string">
            <text:p><text:s/>'.)'</text:p>
          </table:table-cell>
          <table:table-cell table:number-columns-repeated="1021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com_delphi</text:p>
          </table:table-cell>
          <table:table-cell table:style-name="ce3" office:value-type="string" calcext:value-type="string">
            <text:p>//'</text:p>
          </table:table-cell>
          <table:table-cell table:number-columns-repeated="1021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omment_old_style</text:p>
          </table:table-cell>
          <table:table-cell table:style-name="ce3" office:value-type="string" calcext:value-type="string">
            <text:p>(*&lt;expression&gt;*)</text:p>
          </table:table-cell>
          <table:table-cell table:number-columns-repeated="1021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omment_turbo_style</text:p>
          </table:table-cell>
          <table:table-cell table:style-name="ce3" office:value-type="string" calcext:value-type="string">
            <text:p>{&lt;expression&gt;}</text:p>
          </table:table-cell>
          <table:table-cell table:number-columns-repeated="102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omment_delphi</text:p>
          </table:table-cell>
          <table:table-cell table:style-name="ce3" office:value-type="string" calcext:value-type="string">
            <text:p>//&lt;expression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NUMBER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indentifier</text:p>
          </table:table-cell>
          <table:table-cell table:style-name="ce3" office:value-type="string" calcext:value-type="string">
            <text:p>&lt;letter&gt; | '_' {&lt;letter&gt;|&lt;digit&gt;| '_' }</text:p>
          </table:table-cell>
          <table:table-cell table:number-columns-repeated="1021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unsigned_integer</text:p>
          </table:table-cell>
          <table:table-cell table:style-name="ce3" office:value-type="string" calcext:value-type="string">
            <text:p>&lt;digit_seq&gt; | '$' &lt;hex_digit_seq&gt; | '&amp;' &lt;bin_digit_seq&gt;</text:p>
          </table:table-cell>
          <table:table-cell table:number-columns-repeated="102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unsigned_real</text:p>
          </table:table-cell>
          <table:table-cell table:style-name="ce3" office:value-type="string" calcext:value-type="string">
            <text:p>&lt;digit_seq&gt; {.&lt;digit_seq&gt; &lt;scale_factor&gt;}</text:p>
          </table:table-cell>
          <table:table-cell table:number-columns-repeated="1021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sign</text:p>
          </table:table-cell>
          <table:table-cell table:style-name="ce3" office:value-type="string" calcext:value-type="string">
            <text:p><text:s/>'+' | '-'</text:p>
          </table:table-cell>
          <table:table-cell table:number-columns-repeated="1021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unsigned_const</text:p>
          </table:table-cell>
          <table:table-cell table:style-name="ce3" office:value-type="string" calcext:value-type="string">
            <text:p>&lt;const_identifier&gt; | &lt;unsigned_number&gt; | 'NIL' | ' {&lt;letter&gt;} ' </text:p>
          </table:table-cell>
          <table:table-cell table:number-columns-repeated="1021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const</text:p>
          </table:table-cell>
          <table:table-cell table:style-name="ce3" office:value-type="string" calcext:value-type="string">
            <text:p>&lt;sign&gt;&lt;constant_identifier&gt; | &lt;sign&gt;&lt;unsigned_number&gt; | ' {&lt;letter&gt;} '</text:p>
          </table:table-cell>
          <table:table-cell table:number-columns-repeated="1021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bin_digit</text:p>
          </table:table-cell>
          <table:table-cell table:style-name="ce3" office:value-type="string" calcext:value-type="string">
            <text:p><text:s/>'0' | '1'</text:p>
          </table:table-cell>
          <table:table-cell table:number-columns-repeated="1021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hex_digit_seq</text:p>
          </table:table-cell>
          <table:table-cell table:style-name="ce3" office:value-type="string" calcext:value-type="string">
            <text:p>&lt;hex_digit&gt; {&lt;hex_digit&gt;}</text:p>
          </table:table-cell>
          <table:table-cell table:number-columns-repeated="102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bin_digit_seq</text:p>
          </table:table-cell>
          <table:table-cell table:style-name="ce3" office:value-type="string" calcext:value-type="string">
            <text:p>&lt;bin_digit&gt; {&lt;bin_digit&gt;}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digit_seq</text:p>
          </table:table-cell>
          <table:table-cell table:style-name="ce3" office:value-type="string" calcext:value-type="string">
            <text:p>&lt;digit&gt; {&lt;digit&gt;}</text:p>
          </table:table-cell>
          <table:table-cell table:number-columns-repeated="1021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cale_factor</text:p>
          </table:table-cell>
          <table:table-cell table:style-name="ce3" office:value-type="string" calcext:value-type="string">
            <text:p><text:s/>'E' [&lt;sign&gt;] &lt;digit_seq&gt; | 'e' [&lt;sign&gt;] &lt;digit_seq&gt;</text:p>
          </table:table-cell>
          <table:table-cell table:number-columns-repeated="1021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unsigned_number</text:p>
          </table:table-cell>
          <table:table-cell table:style-name="ce3" office:value-type="string" calcext:value-type="string">
            <text:p>&lt;unsigned_real&gt; | &lt;unsigned_integer&gt; | &lt;unsigned_float&gt;</text:p>
          </table:table-cell>
          <table:table-cell table:number-columns-repeated="1021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unsigned_float</text:p>
          </table:table-cell>
          <table:table-cell table:style-name="ce3" office:value-type="string" calcext:value-type="string">
            <text:p>&lt;digit_seq&gt; '.' &lt;digit_seq&gt;</text:p>
            <text:p/>
          </table:table-cell>
          <table:table-cell table:number-columns-repeated="1021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signed_number</text:p>
          </table:table-cell>
          <table:table-cell table:style-name="ce3" office:value-type="string" calcext:value-type="string">
            <text:p>[&lt;sign&gt;] &lt;unsigned_number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LABEL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&lt;digit_seq&gt; | &lt;identifier&gt;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3" table:number-rows-spanned="1">
            <text:p>STRING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string" calcext:value-type="string">
            <text:p>char_string</text:p>
          </table:table-cell>
          <table:table-cell table:style-name="ce3" office:value-type="string" calcext:value-type="string">
            <text:p>{&lt;quoted_string&gt;|&lt;control_string&gt;}</text:p>
          </table:table-cell>
          <table:table-cell table:number-columns-repeated="1021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quoted_string</text:p>
          </table:table-cell>
          <table:table-cell table:style-name="ce3" office:value-type="string" calcext:value-type="string">
            <text:p><text:s/>' {&lt;string_char&gt;} ' </text:p>
          </table:table-cell>
          <table:table-cell table:style-name="ce3" office:value-type="string" calcext:value-type="string">
            <text:p>quotes within a string eg. 'this is a 'quoted' string'</text:p>
          </table:table-cell>
          <table:table-cell table:number-columns-repeated="1020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string_char</text:p>
          </table:table-cell>
          <table:table-cell table:style-name="ce3" office:value-type="string" calcext:value-type="string">
            <text:p>&lt;character&gt;{&lt;character&gt;}'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control_string</text:p>
          </table:table-cell>
          <table:table-cell table:style-name="ce3" office:value-type="string" calcext:value-type="string">
            <text:p>{'#' &lt;unsigned_integer&gt;}</text:p>
          </table:table-cell>
          <table:table-cell table:number-columns-repeated="1021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empty_string</text:p>
          </table:table-cell>
          <table:table-cell table:style-name="ce3" office:value-type="string" calcext:value-type="string">
            <text:p><text:s/>''</text:p>
          </table:table-cell>
          <table:table-cell table:number-columns-repeated="1021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&lt;letter&gt; | &lt;digit&gt; | &lt;symbol&gt; | '_'</text:p>
          </table:table-cell>
          <table:table-cell table:style-name="ce3" office:value-type="string" calcext:value-type="string">
            <text:p>predifined in ebnf: </text:p>
            <text:p>symbol = "[" | "]" | "{" | "}" | "(" | ")" | "&lt;" | "&gt;"</text:p>
            <text:p>       | "'" | '"' | "=" | "|" | "." | "," | ";" ;</text:p>
          </table:table-cell>
          <table:table-cell table:number-columns-repeated="1020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1023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9" meta:object-count="0"/>
    <meta:generator>LibreOfficeDev/6.0.5.2$Linux_X86_64 LibreOffice_project/</meta:generator>
  </office:meta>
</office:document-meta>
</file>